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雲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雲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雲林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59.8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麥寮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6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72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臺西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台西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寮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勢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程海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昌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坤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褒忠鄉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3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有才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土庫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越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荖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虎尾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62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堀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四湖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場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蔡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寮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施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羊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飛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飛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姓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南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萡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萡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厝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尾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元長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子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內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塊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客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卓運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莊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口湖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37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口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謝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蚶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龍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梧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井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厝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水林鄉</text:p>
          </table:table-cell>
          <table:table-cell table:style-name="ce2"/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車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蘇秦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蕃薯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瓊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塭底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港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共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賜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扶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府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番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崙背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尾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魁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枋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二崙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定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庄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庄西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西螺鎮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9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隆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河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莿桐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甘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林內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茂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本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麻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斗六市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55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埧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榴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埤鄉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田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岡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聯美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德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結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怡然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斗南鎮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0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銘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龜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靖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阿丹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麻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古坑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5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碓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桂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嶺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雲林縣" style:display-name="PageStyle_雲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7</meta:creation-date>
    <meta:initial-creator>Apache POI</meta:initial-creator>
    <meta:generator>LibreOffice/6.0.7.3$Linux_X86_64 LibreOffice_project/00m0$Build-3</meta:generator>
    <meta:document-statistic meta:table-count="1" meta:cell-count="7869" meta:object-count="0"/>
  </office:meta>
</office:document-meta>
</file>